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text-properties fo:color="#000000" loext:opacity="100%" officeooo:rsid="0016c882" officeooo:paragraph-rsid="0016c882"/>
    </style:style>
    <style:style style:name="P4" style:family="paragraph" style:parent-style-name="Standard">
      <style:text-properties fo:color="#000000" loext:opacity="100%" style:text-underline-style="none" officeooo:rsid="0016c882" officeooo:paragraph-rsid="0016c882"/>
    </style:style>
    <style:style style:name="P5" style:family="paragraph" style:parent-style-name="Standard">
      <style:text-properties fo:color="#000000" loext:opacity="100%" style:text-underline-style="none" officeooo:rsid="001dfa4f" officeooo:paragraph-rsid="001dfa4f"/>
    </style:style>
    <style:style style:name="P6" style:family="paragraph" style:parent-style-name="Standard">
      <style:text-properties fo:color="#000000" loext:opacity="100%" style:text-underline-style="none" officeooo:paragraph-rsid="0016c882"/>
    </style:style>
    <style:style style:name="P7" style:family="paragraph" style:parent-style-name="Standard">
      <style:text-properties fo:color="#000000" loext:opacity="100%" style:text-underline-style="none" officeooo:rsid="001e8e78" officeooo:paragraph-rsid="001e8e78"/>
    </style:style>
    <style:style style:name="P8" style:family="paragraph" style:parent-style-name="Standard">
      <style:text-properties fo:color="#000000" loext:opacity="100%" style:text-underline-style="none" fo:font-weight="bold" officeooo:rsid="001e8e78" officeooo:paragraph-rsid="001e8e78" style:font-weight-asian="bold" style:font-weight-complex="bold"/>
    </style:style>
    <style:style style:name="P9" style:family="paragraph" style:parent-style-name="Standard">
      <style:text-properties fo:color="#000000" loext:opacity="100%" style:text-underline-style="solid" style:text-underline-width="auto" style:text-underline-color="font-color" officeooo:rsid="0016c882" officeooo:paragraph-rsid="0016c882"/>
    </style:style>
    <style:style style:name="P10" style:family="paragraph" style:parent-style-name="Standard">
      <style:text-properties fo:color="#000000" loext:opacity="100%" style:text-underline-style="solid" style:text-underline-width="auto" style:text-underline-color="font-color" officeooo:rsid="001dfa4f" officeooo:paragraph-rsid="001dfa4f"/>
    </style:style>
    <style:style style:name="P11" style:family="paragraph" style:parent-style-name="Standard">
      <style:text-properties fo:color="#000000" loext:opacity="100%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loext:opacity="100%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/>
    </style:style>
    <style:style style:name="P14" style:family="paragraph" style:parent-style-name="Standard" style:list-style-name="L1">
      <style:paragraph-properties fo:text-align="justify" style:justify-single-word="false"/>
      <style:text-properties officeooo:paragraph-rsid="001dfa4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6c882"/>
    </style:style>
    <style:style style:name="T3" style:family="text">
      <style:text-properties fo:color="#000000" loext:opacity="100%" style:font-name="Times New Roman" fo:font-size="12pt" style:font-size-asian="12pt" style:font-size-complex="12pt" loext:padding="0cm" loext:border="none"/>
    </style:style>
    <style:style style:name="T4" style:family="text">
      <style:text-properties fo:color="#000000" loext:opacity="100%" style:font-name="Times New Roman" fo:font-size="12pt" officeooo:rsid="0019ee44" style:font-size-asian="12pt" style:font-size-complex="12pt" loext:padding="0cm" loext:border="none"/>
    </style:style>
    <style:style style:name="T5" style:family="text">
      <style:text-properties fo:color="#000000" loext:opacity="100%" style:font-name="Times New Roman" fo:font-size="12pt" officeooo:rsid="001d8319" style:font-size-asian="12pt" style:font-size-complex="12pt" loext:padding="0cm" loext:border="none"/>
    </style:style>
    <style:style style:name="T6" style:family="text">
      <style:text-properties fo:color="#000000" loext:opacity="100%" style:font-name="Times New Roman" fo:font-size="12pt" style:text-underline-style="none" officeooo:rsid="001d8319" style:font-size-asian="12pt" style:font-size-complex="12pt" loext:padding="0cm" loext:border="none"/>
    </style:style>
    <style:style style:name="T7" style:family="text">
      <style:text-properties fo:color="#000000" loext:opacity="100%" style:font-name="Times New Roman" fo:font-size="12pt" style:text-underline-style="none" officeooo:rsid="0019ee44" style:font-size-asian="12pt" style:font-size-complex="12pt" loext:padding="0cm" loext:border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ffa3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list>
            <text:list-header>
              <text:p text:style-name="P14"><text:span text:style-name="Source_20_Text"><text:span text:style-name="T3">git config --global user.name "</text:span></text:span><text:span text:style-name="Source_20_Text"><text:span text:style-name="T4">a22fatimasb</text:span></text:span><text:span text:style-name="Source_20_Text"><text:span text:style-name="T3">"</text:span></text:span></text:p>
              <text:p text:style-name="P14"><text:span text:style-name="Source_20_Text"><text:span text:style-name="T5">git config --global user.email </text:span></text:span><text:span text:style-name="Source_20_Text"><text:span text:style-name="T6">"</text:span></text:span><text:a xlink:type="simple" xlink:href="mailto:a22fatimasb@iessanclemente.net" text:style-name="Internet_20_link" text:visited-style-name="Visited_20_Internet_20_Link"><text:span text:style-name="Source_20_Text"><text:span text:style-name="T7">a22fatimasb</text:span></text:span><text:span text:style-name="Source_20_Text"><text:span text:style-name="T6">@iessanclemente.net</text:span></text:span></text:a><text:span text:style-name="Source_20_Text"><text:span text:style-name="T6">"</text:span></text:span></text:p>
            </text:list-header>
          </text:list>
        </text:list-item>
      </text:list>
      <text:p text:style-name="P3"/>
      <text:p text:style-name="P4">docker-compose up –build</text:p>
      <text:p text:style-name="P5">docker-compouse up -d</text:p>
      <text:p text:style-name="P5">docker-compose stop</text:p>
      <text:p text:style-name="P5"/>
      <text:p text:style-name="P7"><text:span text:style-name="T8">En Symfony</text:span> → symfony server:start</text:p>
      <text:p text:style-name="P7">http://localhost:8000/</text:p>
      <text:p text:style-name="P5"/>
      <text:p text:style-name="P10"/>
      <text:p text:style-name="P4">sudo apt-get install unzip</text:p>
      <text:p text:style-name="P6"><text:span text:style-name="T2">unzip </text:span>contenidoExamen.zip </text:p>
      <text:p text:style-name="P4">mv /ruta/a/contenidoExamen.zip www/T3Examen/</text:p>
      <text:p text:style-name="P4"/>
      <text:p text:style-name="P4">git add .</text:p>
      <text:p text:style-name="P4">git commit -m "Preparación del entorno de examen"<text:span text:style-name="T1"/></text:p>
      <text:p text:style-name="P4">git push origin main</text:p>
      <text:p text:style-name="P4"/>
      <text:p text:style-name="P4">sudo chmod -R 777 T3Examen</text:p>
      <text:p text:style-name="P9"/>
      <text:p text:style-name="P9"/>
      <text:p text:style-name="P8">flight:</text:p>
      <text:p text:style-name="P7"><text:a xlink:type="simple" xlink:href="http://localhost/T3Examen/" text:style-name="Internet_20_link" text:visited-style-name="Visited_20_Internet_20_Link">http://localhost/T3Examen/</text:a></text:p>
      <text:p text:style-name="P7"><text:a xlink:type="simple" xlink:href="http://localhost:8000/" text:style-name="Internet_20_link" text:visited-style-name="Visited_20_Internet_20_Link">http://localhost:8000/</text:a></text:p>
      <text:p text:style-name="P7"><text:span text:style-name="T9">usuario: </text:span>root <text:span text:style-name="T9">clave:</text:span> test</text:p>
      <text:p text:style-name="P7"/>
      <text:p text:style-name="P3">Desde root@symfony:/symfony_project#</text:p>
      <text:p text:style-name="P11"/>
      <text:p text:style-name="P11">composer require templates</text:p>
      <text:p text:style-name="P11"/>
      <text:p text:style-name="P11">composer recipes </text:p>
      <text:p text:style-name="P11">composer require debug</text:p>
      <text:p text:style-name="P12">composer require symfony/asset </text:p>
      <text:p text:style-name="P12">composer require symfony/ux-twig-component</text:p>
      <text:p text:style-name="P12">composer require symfony/http-client</text:p>
      <text:p text:style-name="P13"/>
      <text:p text:style-name="P2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5T17:43:10.329000000</meta:creation-date>
    <dc:date>2024-05-27T13:07:22.935000000</dc:date>
    <meta:editing-duration>PT5H29M3S</meta:editing-duration>
    <meta:editing-cycles>5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25" meta:word-count="81" meta:character-count="715" meta:non-whitespace-character-count="658"/>
  </office:meta>
</office:document-meta>
</file>